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1" svg:font-family="'Arial Unicode MS'"/>
    <style:font-face style:name="Courier" svg:font-family="Courier, monospace"/>
    <style:font-face style:name="HG Mincho Light J1"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03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able_20_Contents">
      <style:paragraph-properties fo:margin-top="0in" fo:margin-bottom="0.2in"/>
    </style:style>
    <style:style style:name="P6" style:family="paragraph" style:parent-style-name="Text_20_body">
      <style:paragraph-properties fo:margin-top="0in" fo:margin-bottom="0in"/>
      <style:text-properties fo:font-size="18pt" fo:font-weight="bold"/>
    </style:style>
    <style:style style:name="P7" style:family="paragraph" style:parent-style-name="Contents_20_1">
      <style:paragraph-properties>
        <style:tab-stops>
          <style:tab-stop style:position="6.9193in" style:type="right" style:leader-style="dotted" style:leader-text="."/>
        </style:tab-stops>
      </style:paragraph-properties>
    </style:style>
    <style:style style:name="P8" style:family="paragraph" style:parent-style-name="Contents_20_2">
      <style:paragraph-properties>
        <style:tab-stops>
          <style:tab-stop style:position="6.7228in" style:type="right" style:leader-style="dotted" style:leader-text="."/>
        </style:tab-stops>
      </style:paragraph-properties>
    </style:style>
    <style:style style:name="P9" style:family="paragraph" style:parent-style-name="Contents_20_3">
      <style:paragraph-properties>
        <style:tab-stops>
          <style:tab-stop style:position="6.5264in" style:type="right" style:leader-style="dotted" style:leader-text="."/>
        </style:tab-stops>
      </style:paragraph-properties>
    </style:style>
    <style:style style:name="P10" style:family="paragraph" style:parent-style-name="Contents_20_4">
      <style:paragraph-properties>
        <style:tab-stops>
          <style:tab-stop style:position="6.3299in" style:type="right" style:leader-style="dotted" style:leader-text="."/>
        </style:tab-stops>
      </style:paragraph-properties>
    </style:style>
    <style:style style:name="P11" style:family="paragraph" style:parent-style-name="Text_20_body">
      <style:paragraph-properties fo:margin-top="0in" fo:margin-bottom="0in"/>
    </style:style>
    <style:style style:name="P12" style:family="paragraph" style:parent-style-name="Text_20_body" style:list-style-name="L1">
      <style:paragraph-properties fo:margin-top="0in" fo:margin-bottom="0in"/>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paragraph-properties fo:margin-left="0.4902in" fo:margin-right="0in" fo:margin-top="0in" fo:margin-bottom="0in" fo:text-indent="0in" style:auto-text-indent="false"/>
      <style:text-properties style:font-name="Courier" fo:font-size="9pt"/>
    </style:style>
    <style:style style:name="P16" style:family="paragraph" style:parent-style-name="Text_20_body">
      <style:text-properties style:font-name="Courier" fo:font-size="9pt"/>
    </style:style>
    <style:style style:name="P17" style:family="paragraph" style:parent-style-name="Text_20_body">
      <style:paragraph-properties fo:margin-top="0in" fo:margin-bottom="0in"/>
      <style:text-properties style:font-name="Nimbus Roman No9 L1" fo:font-size="12pt"/>
    </style:style>
    <style:style style:name="P18" style:family="paragraph" style:parent-style-name="Text_20_body">
      <style:paragraph-properties fo:margin-top="0in" fo:margin-bottom="0in"/>
      <style:text-properties style:font-name="Courier" fo:font-size="9pt"/>
    </style:style>
    <style:style style:name="P19" style:family="paragraph" style:parent-style-name="Text_20_body">
      <style:paragraph-properties fo:margin-left="0.4902in" fo:margin-right="0in" fo:text-indent="0in" style:auto-text-indent="false"/>
      <style:text-properties style:font-name="Courier" fo:font-size="9pt"/>
    </style:style>
    <style:style style:name="P20" style:family="paragraph" style:parent-style-name="Text_20_body">
      <style:paragraph-properties fo:margin-left="0.4902in" fo:margin-right="0in" fo:text-indent="0in" style:auto-text-indent="false"/>
    </style:style>
    <style:style style:name="P21" style:family="paragraph" style:parent-style-name="Text_20_body">
      <style:text-properties style:font-name="Nimbus Roman No9 L1" fo:font-size="12pt"/>
    </style:style>
    <style:style style:name="P22" style:family="paragraph" style:parent-style-name="Text_20_body">
      <style:paragraph-properties fo:margin-left="0.9799in" fo:margin-right="0in" fo:text-indent="0in" style:auto-text-indent="false"/>
      <style:text-properties style:font-name="Courier" fo:font-size="9pt"/>
    </style:style>
    <style:style style:name="P23" style:family="paragraph" style:parent-style-name="Text_20_body">
      <style:paragraph-properties fo:margin-left="1.4799in" fo:margin-right="0in" fo:text-indent="0in" style:auto-text-indent="false"/>
      <style:text-properties style:font-name="Courier" fo:font-size="9pt"/>
    </style:style>
    <style:style style:name="P24" style:family="paragraph" style:parent-style-name="Text_20_body" style:list-style-name="L4">
      <style:text-properties style:font-name="Nimbus Roman No9 L1" fo:font-size="12pt"/>
    </style:style>
    <style:style style:name="P25" style:family="paragraph" style:parent-style-name="Text_20_body">
      <style:text-properties fo:font-size="12pt"/>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paragraph-properties fo:margin-left="0.4925in" fo:margin-right="0in" fo:text-indent="0in" style:auto-text-indent="false"/>
    </style:style>
    <style:style style:name="P30" style:family="paragraph" style:parent-style-name="Text_20_body" style:list-style-name="L8"/>
    <style:style style:name="P31" style:family="paragraph" style:parent-style-name="Text_20_body">
      <style:paragraph-properties fo:margin-left="0.4925in" fo:margin-right="0in" fo:text-indent="0in" style:auto-text-indent="false"/>
    </style:style>
    <style:style style:name="P32" style:family="paragraph" style:parent-style-name="Text_20_body" style:list-style-name="L9">
      <style:paragraph-properties fo:margin-left="0.4925in" fo:margin-right="0in" fo:text-indent="0in" style:auto-text-indent="false"/>
    </style:style>
    <style:style style:name="P33" style:family="paragraph" style:parent-style-name="Text_20_body">
      <style:paragraph-properties fo:margin-left="0.9846in" fo:margin-right="0in" fo:text-indent="0in" style:auto-text-indent="false"/>
      <style:text-properties style:font-name="Courier" fo:font-size="9pt"/>
    </style:style>
    <style:style style:name="P34" style:family="paragraph" style:parent-style-name="Text_20_body">
      <style:paragraph-properties fo:margin-left="0.4925in" fo:margin-right="0in" fo:text-indent="0in" style:auto-text-indent="false"/>
      <style:text-properties style:font-name="Courier" fo:font-size="9pt"/>
    </style:style>
    <style:style style:name="T1" style:family="text">
      <style:text-properties style:text-position="super 58%"/>
    </style:style>
    <style:style style:name="T2" style:family="text">
      <style:text-properties fo:font-size="8pt"/>
    </style:style>
    <style:style style:name="T3" style:family="text">
      <style:text-properties style:text-line-through-style="none" style:text-underline-style="none" style:text-blinking="false"/>
    </style:style>
    <style:style style:name="T4" style:family="text">
      <style:text-properties fo:font-weight="bold"/>
    </style:style>
    <style:style style:name="T5" style:family="text">
      <style:text-properties fo:font-style="italic"/>
    </style:style>
    <style:style style:name="T6" style:family="text">
      <style:text-properties style:font-name="Courier" fo:font-size="9pt"/>
    </style:style>
    <style:style style:name="T7" style:family="text">
      <style:text-properties style:font-name="Nimbus Roman No9 L1" fo:font-size="12pt"/>
    </style:style>
    <style:style style:name="T8" style:family="text">
      <style:text-properties style:font-name="Courier1" fo:font-size="9pt" style:font-size-asian="9pt" style:font-size-complex="9pt"/>
    </style:style>
    <style:style style:name="T9" style:family="text">
      <style:text-properties fo:font-size="12pt"/>
    </style:style>
    <style:style style:name="T10"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0 <text:s text:c="9"/>7<text:span text:style-name="T1">th</text:span> Oct 2006</text:p>
            </table:table-cell>
            <table:table-cell table:style-name="Table1.B1" office:value-type="string">
              <text:p text:style-name="P4">First Draft: pulls together information from README files and various 'how to ' documents for Log4C. <text:s/>This document is started between the release of Log4C 1.1.0 and 1.2 <text:s/>so although much of it is valid for older releases it <text:s/>is more <text:s/>looking towards the 1.2 release. <text:s/>Where you see xxx in the text his denotes an item we need to get back to.</text:p>
              <text:p text:style-name="P5"><text:span text:style-name="T2">This document was created with Open Office 2.0.2.</text:span></text:p>
            </table:table-cell>
          </table:table-row>
        </table:table-header-rows>
      </table:table>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Introduction<text:tab/>2</text:p>
          <text:p text:style-name="P7">2 Log4C Concepts and Overview<text:tab/>2</text:p>
          <text:p text:style-name="P7">3 How to download and build Log4C<text:tab/>3</text:p>
          <text:p text:style-name="P8">3.1 Some comments on building Log4C in the corporate factory<text:tab/>3</text:p>
          <text:p text:style-name="P9">3.1.1 Log4C is released under the LGPL license. <text:tab/>3</text:p>
          <text:p text:style-name="P9">3.1.2 Building on different platforms<text:tab/>4</text:p>
          <text:p text:style-name="P10">3.1.2.1 Building On Unix<text:tab/>4</text:p>
          <text:p text:style-name="P10">3.1.2.2 Building on Windows<text:tab/>4</text:p>
          <text:p text:style-name="P10">3.1.2.3 Building on MAC OS<text:tab/>4</text:p>
          <text:p text:style-name="P9">3.1.3 Packaging on different platforms<text:tab/>4</text:p>
          <text:p text:style-name="P7">4 Getting started—running the examples<text:tab/>5</text:p>
          <text:p text:style-name="P8">4.1 Running application_1<text:tab/>5</text:p>
          <text:p text:style-name="P8">4.2 Configuring the priority for a category<text:tab/>6</text:p>
          <text:p text:style-name="P8">4.3 Configuring application_1 to log to a set of log files<text:tab/>6</text:p>
          <text:p text:style-name="P8">4.4 What about application_2 ?<text:tab/>7</text:p>
          <text:p text:style-name="P7">5 Using the Log4C API<text:tab/>7</text:p>
          <text:p text:style-name="P8">5.1 The helloworld example with Log4C<text:tab/>7</text:p>
          <text:p text:style-name="P9">5.1.1 The helloworld code<text:tab/>7</text:p>
          <text:p text:style-name="P9">5.1.2 Configuring and running hello­world<text:tab/>8</text:p>
          <text:p text:style-name="P10">5.1.2.1 Configuring helloworld with the configuration file<text:tab/>8</text:p>
          <text:p text:style-name="P10">5.1.2.2 Configuring helloworld with the environment variables<text:tab/>9</text:p>
          <text:p text:style-name="P10">5.1.2.3 Configuring helloworld via the Log4C API<text:tab/>9</text:p>
          <text:p text:style-name="P8">5.2 Comments on the the different configuration methods<text:tab/>10</text:p>
          <text:p text:style-name="P8">5.3 Interaction of the configuration methods<text:tab/>10</text:p>
          <text:p text:style-name="P8">5.4 Including Log4C calls into your code <text:tab/>10</text:p>
          <text:p text:style-name="P9">5.4.1 Making it easy to remove Log4C calls from your code<text:tab/>10</text:p>
          <text:p text:style-name="P9">5.4.2 Other useful Log4C functions<text:tab/>12</text:p>
          <text:p text:style-name="P9">5.4.3 Multi threaded applications using Log4C<text:tab/>12</text:p>
          <text:p text:style-name="P10">5.4.3.1 Why Log4C is not MT safe<text:tab/>13</text:p>
          <text:p text:style-name="P10">5.4.3.2 How to use Log4C in an MT safe way<text:tab/>13</text:p>
          <text:p text:style-name="P7">6 Extending Log4C with your own custom appender and layout types<text:tab/>14</text:p>
          <text:p text:style-name="P7">7 Troubleshooting and debugging<text:tab/>16</text:p>
          <text:p text:style-name="P7">8 References<text:tab/>16</text:p>
        </text:index-body>
      </text:table-of-content>
      <text:p text:style-name="P11"/>
      <text:h text:style-name="Heading_20_1" text:outline-level="1">1 Introduction</text:h>
      <text:p text:style-name="Text_20_body"/>
      <text:p text:style-name="P11">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1"/>
      <text:p text:style-name="P11">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1"/>
      <text:p text:style-name="P11">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1"/>
      <text:p text:style-name="P11">This document is aimed at developers who wish to use Log4C to manage logging in their own project.</text:p>
      <text:p text:style-name="P11">The kind of information you can find here includes:</text:p>
      <text:p text:style-name="P11"/>
      <text:list text:style-name="L1">
        <text:list-item>
          <text:p text:style-name="P12">a general introduction to Log4C concepts and how Log4C can be useful to you</text:p>
        </text:list-item>
        <text:list-item>
          <text:p text:style-name="P12">how to download and build Log4C</text:p>
        </text:list-item>
        <text:list-item>
          <text:p text:style-name="P12">how to use and configure the library via examples</text:p>
        </text:list-item>
        <text:list-item>
          <text:p text:style-name="P12">how to extend Log4C with your own code for customizing, for example, where messages are logged and how they are formatted.</text:p>
        </text:list-item>
        <text:list-item>
          <text:p text:style-name="P12">troubleshooting and debug information</text:p>
        </text:list-item>
        <text:list-item>
          <text:p text:style-name="P12">references to useful material</text:p>
        </text:list-item>
      </text:list>
      <text:h text:style-name="Heading_20_1" text:outline-level="1">2 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3">categories</text:span>, appenders and layouts.</text:p>
      <text:p text:style-name="Text_20_body"/>
      <text:p text:style-name="Text_20_body">You can think of these objects as corresponding to the <text:span text:style-name="T4">what</text:span>, <text:span text:style-name="T4">where</text:span> and <text:span text:style-name="T4">how</text:span> of the logging system: categories describe <text:span text:style-name="T4">what</text:span> sub-system the message relates to, appenders determine <text:span text:style-name="T4">where</text:span> the message goes and layouts determine <text:span text:style-name="T4">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5">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ancestors (unless I explicitly say not to). The extreme case of this is the <text:span text:style-name="T5">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3 How to download and build Log4C</text:h>
      <text:p text:style-name="Text_20_body"/>
      <text:p text:style-name="P11">The <text:a xlink:type="simple" xlink:href="http://log4c.cvs.sourceforge.net/log4c/log4c/README?revision=1.11&amp;view=markup&amp;sortdir=down">README</text:a> file shipped in the workspace gives a good account of Log4C dependencies and how to build it so we will not repeat that information here.</text:p>
      <text:h text:style-name="Heading_20_2" text:outline-level="2">3.1 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3.1.1 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3">you will almost certainly require a legal review inside your company to approve your use of Log4C.</text:p>
        </text:list-item>
      </text:list>
      <text:list text:style-name="L3">
        <text:list-item>
          <text:p text:style-name="P14">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3.1.2 Building on different platforms</text:h>
      <text:h text:style-name="Heading_20_4" text:outline-level="4">3.1.2.1 Building On Unix</text:h>
      <text:p text:style-name="Text_20_body"/>
      <text:p text:style-name="P11">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1"/>
      <text:p text:style-name="P11">On my Solaris x86 build machine:</text:p>
      <text:p text:style-name="P15">[mySolarisx86BuildMachine ]$ tar -zxvf log4c-1.0.12.tar.gz</text:p>
      <text:p text:style-name="P15">[mySolarisx86BuildMachine ]$ mkdir build-Solaris-x86; cd build-Solaris-x86</text:p>
      <text:p text:style-name="P15">[mySolarisx86BuildMachine ]$ ../log4c-1.0.12/configure --prefix=/path/of/installation</text:p>
      <text:p text:style-name="P15">[mySolarisx86BuildMachine ]$ make</text:p>
      <text:p text:style-name="P15"/>
      <text:p text:style-name="P11">then on the Solaris sparc build machine:</text:p>
      <text:p text:style-name="P15">[mySolarisSparcBuildMachine ]$ mkdir build-Solaris-sparc; cd build-Solaris-sparc</text:p>
      <text:p text:style-name="P15">[mySolarisSparcBuildMachine ]$ ../log4c-1.0.12/configure -prefix= path/of/installation</text:p>
      <text:p text:style-name="P15">[mySolarisSparcBuildMachine ]$ make</text:p>
      <text:p text:style-name="P15"/>
      <text:p text:style-name="P11">and so on.</text:p>
      <text:p text:style-name="P11">If you need to use a compile other than gcc then use the CC environment variable as descirbed in the README file.</text:p>
      <text:h text:style-name="Heading_20_4" text:outline-level="4">3.1.2.2 Building on Windows</text:h>
      <text:p text:style-name="Text_20_body"/>
      <text:p text:style-name="P11">The build for Windows is not yet integrated into the autoconf mechanism (due to limitations in autoconf on windows at the time the integration was done). So a makefile is provided in the msvc6 directory for building on Windows. </text:p>
      <text:p text:style-name="P11"/>
      <text:p text:style-name="P11">Note that some of the appenders are not compiled on Windows...for example the syslog appender.</text:p>
      <text:p text:style-name="P11">See the README in the msvc6 directory for the Windows build details.</text:p>
      <text:h text:style-name="Heading_20_4" text:outline-level="4">3.1.2.3 Building on MAC OS</text:h>
      <text:p text:style-name="Text_20_body"/>
      <text:p text:style-name="P11">There are some project files provided for compiling on MAC OS. </text:p>
      <text:p text:style-name="P11">xxx Not sure of the status of the mac stuff at this time.</text:p>
      <text:h text:style-name="Heading_20_3" text:outline-level="3">3.1.3 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4 Getting started--running the examples</text:h>
      <text:p text:style-name="Text_20_body"/>
      <text:p text:style-name="Text_20_body">Once you have built Log4Cyou can go into the examples directory and run the examples. There may be additional information in the README in the examples directory.</text:p>
      <text:h text:style-name="Heading_20_2" text:outline-level="2">4.1 Running application_1</text:h>
      <text:p text:style-name="Text_20_body"/>
      <text:p text:style-name="Text_20_body"><text:s/>If you have built in a directory separate from the sources, as is recommended, then you need to copy the log4crc file from the source directory into the build directory:</text:p>
      <text:p text:style-name="Text_20_body"><text:tab/><text:span text:style-name="T6">$ cd examples</text:span></text:p>
      <text:p text:style-name="Text_20_body"><text:span text:style-name="T6"><text:tab/>$ cp ../log4c/examples/log4crc .</text:span></text:p>
      <text:p text:style-name="P16"/>
      <text:p text:style-name="Text_20_body">Then run the example application_1 as follows:</text:p>
      <text:p text:style-name="P15"/>
      <text:p text:style-name="P15">$ ./application_1 4</text:p>
      <text:p text:style-name="P15"/>
      <text:p text:style-name="P17">You should see this:</text:p>
      <text:p text:style-name="P17"/>
      <text:p text:style-name="P15">[stdout] ERROR six13log.log.app.application1 - some error from app1 at line 79 in file ../../log4c/examples/application_1.c - loop 0</text:p>
      <text:p text:style-name="P15">[stdout] ERROR six13log.log.app.application1 - some error from app1 at line 79 in file ../../log4c/examples/application_1.c - loop 0</text:p>
      <text:p text:style-name="P15">[stdout] ERROR six13log.log.app.application1 - some error from app1 at line 79 in file ../../log4c/examples/application_1.c - loop 1</text:p>
      <text:p text:style-name="P15">[stdout] ERROR six13log.log.app.application1 - some error from app1 at line 79 in file ../../log4c/examples/application_1.c - loop 1 ../../log4c/examples/application_1.c</text:p>
      <text:p text:style-name="P15"/>
      <text:p text:style-name="P17">application_1 is a simple example that loops, logging two messages on each loop. In the output above we only see the error message logged at priority ERROR, the other message logged at priority DEBUG is not logged with the default configuration in the <text:span text:style-name="T6">log4crc</text:span> file.</text:p>
      <text:p text:style-name="P17"/>
      <text:p text:style-name="P17">But why is the log message being logged twice ?</text:p>
      <text:p text:style-name="P17"/>
      <text:p text:style-name="P17">Thank you for asking. <text:s/>What's happening is that although the application submits the message only once to Log4C, it is passed to all the appenders attached to the originating category <text:span text:style-name="T6">six13log.log.app.application1 </text:span>AND it's ancestor categories. So, if you look in log4crc you will see this line:</text:p>
      <text:p text:style-name="P15">&lt;category name="six13log.log" priority="error" appender="stdout" /&gt;</text:p>
      <text:p text:style-name="P15"/>
      <text:p text:style-name="P17">So the stdout appender for the category <text:span text:style-name="T6">six13log.log.app.application1 </text:span>is logging the message and the stdout appender for the ancestor category <text:span text:style-name="T6">six13log.log </text:span>is also logging it.</text:p>
      <text:p text:style-name="P17"/>
      <text:p text:style-name="P17">So why this strange behavior with respect to logging messages to multiple appenders ? Well, in this example it's hard to see the point. But suppose we have multiple applications and associate categories <text:span text:style-name="T6">six13log.log.app.application2, six13log.log.app.application3, six13log.log.app.application4 </text:span>, say, with them. Then I can get very tight control over what gets logged using the categorization of the messages: if I set an appender on <text:span text:style-name="T6">six13log.log.app </text:span>for example then I will get the messages from <text:span text:style-name="T5">all</text:span> the applications. But if I am just interested in messages from a subset of categories then I can configure an appender and logging priority just for them.</text:p>
      <text:p text:style-name="P17"/>
      <text:p text:style-name="P17">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17"/>
      <text:p text:style-name="P17">You can see that there is additional text being logged in addition to the message from the application. This 'overhead' is added by Log4C and the various parts of the message break down like this:</text:p>
      <text:p text:style-name="P17"/>
      <text:p text:style-name="P18">[stdout] <text:span text:style-name="T7">The name of the appender logging the message surrounded by square brackets.</text:span></text:p>
      <text:p text:style-name="P18">ERROR <text:span text:style-name="T7">The log level of the message. </text:span></text:p>
      <text:p text:style-name="P18">six13log.log.app.application1 <text:span text:style-name="T7">The name of the catgory originating the message</text:span></text:p>
      <text:p text:style-name="P18">some error from app1 at line 78 in file ../../log4c/examples/application_1.c <text:span text:style-name="T7">The actual log message.</text:span></text:p>
      <text:h text:style-name="Heading_20_2" text:outline-level="2">4.2 Configuring the priority for a category</text:h>
      <text:p text:style-name="Text_20_body">Now, edit the log4crc file to change the value of the priority field from “error” to “debug”:</text:p>
      <text:p text:style-name="P19">&lt;category name=" " priority="debug" appender="stdout" /&gt;</text:p>
      <text:p text:style-name="P17">Run application_1 again, you should see this:</text:p>
      <text:p text:style-name="P17"/>
      <text:p text:style-name="P15">[stdout] DEBUG six13log.log.app.application1 - Debugging app 1 - loop 0</text:p>
      <text:p text:style-name="P15">[stdout] DEBUG six13log.log.app.application1 - Debugging app 1 - loop 0</text:p>
      <text:p text:style-name="P15">[stdout] ERROR six13log.log.app.application1 - some error from app1 at line 79 in file ../../log4c/examples/application_1.c - loop 0</text:p>
      <text:p text:style-name="P15">[stdout] ERROR six13log.log.app.application1 - some error from app1 at line 79 in file ../../log4c/examples/application_1.c - loop 0</text:p>
      <text:p text:style-name="P15">[stdout] DEBUG six13log.log.app.application1 - Debugging app 1 - loop 1</text:p>
      <text:p text:style-name="P15">[stdout] DEBUG six13log.log.app.application1 - Debugging app 1 - loop 1</text:p>
      <text:p text:style-name="P15">[stdout] ERROR six13log.log.app.application1 - some error from app1 at line 79 in file ../../log4c/examples/application_1.c - loop 1</text:p>
      <text:p text:style-name="P15">[stdout] ERROR six13log.log.app.application1 - some error from app1 at line 79 in file ../../log4c/examples/application_1.c - loop 1</text:p>
      <text:p text:style-name="P15"/>
      <text:p text:style-name="P17">What's happening now is that because the priority of the category has been lowered to DEBUG, the debug message in the application is now appearing. And, for the reasons explained above for the ERROR message, it appears twice.</text:p>
      <text:h text:style-name="Heading_20_2" text:outline-level="2">4.3 Configuring application_1 to log to a set of log files</text:h>
      <text:p text:style-name="Text_20_body">Logging to stdout is fine but suppose we wish to trap all the messages for <text:span text:style-name="T6">six13log.log.app.application1 </text:span>to a set of log files. To do this we can use the rolling file appender.</text:p>
      <text:p text:style-name="Text_20_body"/>
      <text:p text:style-name="Text_20_body">Edit this line in log4crc to replace stdout with myrollingfileappender:</text:p>
      <text:p text:style-name="P19">&lt;category name="six13log.log.app.application1" priority="debug" appender="stdout" /&gt;</text:p>
      <text:p text:style-name="P19"/>
      <text:p text:style-name="Text_20_body">Run application_1 again. This time on stdout you will see:</text:p>
      <text:p text:style-name="P20">[<text:span text:style-name="T6">stdout] DEBUG six13log.log.app.application1 - Debugging app 1 - loop 0</text:span></text:p>
      <text:p text:style-name="P19">[stdout] ERROR six13log.log.app.application1 - some error from app1 at line 79 in file ../../log4c/examples/application_1.c - loop 0</text:p>
      <text:p text:style-name="P19">[stdout] DEBUG six13log.log.app.application1 - Debugging app 1 - loop 1</text:p>
      <text:p text:style-name="P19">[stdout] ERROR six13log.log.app.application1 - some error from app1 at line 79 in file ../../log4c/examples/application_1.c - loop 1</text:p>
      <text:p text:style-name="P19"/>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19">$ cat myprefix.0</text:p>
      <text:p text:style-name="P19">[myrollingfileappender] 20061105 16:29:33.530 DEBUG six13log.log.app.application1- Debugging app 1 - loop 0</text:p>
      <text:p text:style-name="P19">[myrollingfileappender] 20061105 16:29:33.604 ERROR six13log.log.app.application1- some error from app1 at line 79in file ../../log4c/examples/application_1.c - loop 0</text:p>
      <text:p text:style-name="P19">[myrollingfileappender] 20061105 16:29:36.605 DEBUG six13log.log.app.application1- Debugging app 1 - loop 1</text:p>
      <text:p text:style-name="P19">[myrollingfileappender] 20061105 16:29:36.605 ERROR six13log.log.app.application1- some error from app1 at line 79 in file ../../log4c/examples/application_1.c - loop 1</text:p>
      <text:p text:style-name="P19"/>
      <text:p text:style-name="P21">You will notice that these log messages also have a date stamp on them. This is because myrollingfileappender has been configured oin log4crc to use the dated layout (rather than the basic layout) and this layout inserts a date stamp in the message before logging it.</text:p>
      <text:h text:style-name="Heading_20_2" text:outline-level="2">4.4 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5 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5.1 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5.1.1 The helloworld code</text:h>
      <text:p text:style-name="Text_20_body"/>
      <text:p text:style-name="P19">#include &lt;stdio.h&gt;</text:p>
      <text:p text:style-name="P19">#include "log4c.h"</text:p>
      <text:p text:style-name="P19">int main(int argc, char** argv){</text:p>
      <text:p text:style-name="P19">int rc = 0;</text:p>
      <text:p text:style-name="P19">log4c_category_t* mycat = NULL;</text:p>
      <text:p text:style-name="P19">if (log4c_init()){</text:p>
      <text:p text:style-name="P22">printf("log4c_init() failed");</text:p>
      <text:p text:style-name="P22">rc = 1; </text:p>
      <text:p text:style-name="P19">}else{</text:p>
      <text:p text:style-name="P19">mycat = log4c_category_get("log4c.examples.helloworld");</text:p>
      <text:p text:style-name="P19">log4c_category_log(mycat, LOG4C_PRIORITY_ERROR, "Hello World!");</text:p>
      <text:p text:style-name="P19">/* Explicitly call the log4c cleanup routine */</text:p>
      <text:p text:style-name="P22">if ( log4c_fini()){</text:p>
      <text:p text:style-name="P23">printf("log4c_fini() failed");</text:p>
      <text:p text:style-name="P22">}</text:p>
      <text:p text:style-name="P19">}</text:p>
      <text:p text:style-name="P19">return 0;</text:p>
      <text:p text:style-name="P19">}</text:p>
      <text:p text:style-name="P21">As you can see there are four calls to the Log4C API here. </text:p>
      <text:list text:style-name="L4">
        <text:list-item>
          <text:p text:style-name="P24">The <text:span text:style-name="T8">log4c_init()</text:span> call initializes the library, and reads the configuration files (if any) and environment variables. We will see more about the configuration mechanisms below. </text:p>
        </text:list-item>
        <text:list-item>
          <text:p text:style-name="P24">The <text:span text:style-name="T8">log4c_category_get()</text:span> function returns a reference to a category required for logging. </text:p>
        </text:list-item>
        <text:list-item>
          <text:p text:style-name="P24">The <text:span text:style-name="T8">log4c_category_log()</text:span> function logs the age old message .</text:p>
        </text:list-item>
        <text:list-item>
          <text:p text:style-name="P24">The <text:span text:style-name="T8">log4c_fini()</text:span> tells Log4C to cleanup, freeing memory, closing files and so on.</text:p>
        </text:list-item>
      </text:list>
      <text:h text:style-name="Heading_20_3" text:outline-level="3">5.1.2 Configuring and running <text:span text:style-name="T9">hello­world</text:span></text:h>
      <text:p text:style-name="P25"/>
      <text:p text:style-name="Text_20_body">If you compile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19">$ gcc -I ../../log4c/src -I ../src ../../log4c/examples/helloworld.c -L ../src/log4c/.libs/ -llog4c</text:p>
      <text:h text:style-name="Heading_20_4" text:outline-level="4">5.1.2.1 Configuring helloworld with the configuration file</text:h>
      <text:p text:style-name="Text_20_body">Edit the log4crc file in the examples directory and add this line:</text:p>
      <text:p text:style-name="P19">&lt;category name="log4c.examples.helloworld" priority="debug" appender="stdout"/&gt;</text:p>
      <text:p text:style-name="P19"/>
      <text:p text:style-name="Text_20_body">Run the helloworld program again. You will now see:</text:p>
      <text:p text:style-name="P19">[stdout] ERROR log4c.examples.helloworld - Hello World!</text:p>
      <text:p text:style-name="P19"/>
      <text:p text:style-name="Text_20_body">Cool. What has happened is that we have configured Log4C to send messages for our helloworld example, logged with priority DEBUG or above to stdout. Of course we could configure the messages to go to any of the existing Log4C appenders.</text:p>
      <text:p text:style-name="Text_20_body"/>
      <text:p text:style-name="Text_20_body">By way of building a mental model of what is happening inside the Log4C library note that the fact that the helloworld category is mentioned in the configuration file means that after the call to log4c_init(), a nicely configured instance of that category already exists inside the library. In the case where that category is not mentioned in the configuration file then it is the call to <text:span text:style-name="T6">log4c_category_get("log4c.examples.helloworld") </text:span><text:span text:style-name="T10">that creates the (unconfigured) instance on this category.</text:span></text:p>
      <text:h text:style-name="Heading_20_4" text:outline-level="4">5.1.2.2 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19">&lt;category name="log4c.examples.helloworld" priority="debug" appender="stdout"/&gt;</text:p>
      <text:p text:style-name="P19"/>
      <text:p text:style-name="Text_20_body">Rerun helloworld to confirm you have no output then rerun the program as follows:</text:p>
      <text:p text:style-name="P19">export LOG4C_APPENDER=stdout; helloworld</text:p>
      <text:p text:style-name="P19"/>
      <text:p text:style-name="Text_20_body">You will now see the log message as before:</text:p>
      <text:p text:style-name="P19">[stdout] ERROR log4c.examples.helloworld - Hello World!</text:p>
      <text:p text:style-name="P19"/>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5.1.2.3 Configuring helloworld via the Log4C API</text:h>
      <text:p text:style-name="P21">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19">log4c_category_set_appender(mycat, log4c_appender_get("stdout")); /* ADD THIS LINE */</text:p>
      <text:p text:style-name="P19">log4c_category_log(mycat, LOG4C_PRIORITY_ERROR, "Hello World!");</text:p>
      <text:p text:style-name="P19"/>
      <text:p text:style-name="Text_20_body">Recompile and rerun helloworld to see the output:</text:p>
      <text:p text:style-name="P19">[stdout] ERROR log4c.examples.helloworld - Hello World!</text:p>
      <text:h text:style-name="Heading_20_2" text:outline-level="2">5.2 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26">The environment variables seem to be generally useful as a quick way to get your application or system outputting messages.</text:p>
        </text:list-item>
        <text:list-item>
          <text:p text:style-name="P26">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26">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5.3 Interaction of the configuration methods</text:h>
      <text:p text:style-name="Text_20_body"/>
      <text:p text:style-name="Text_20_body">The log4c_init()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log4c_init() then the new settings you configure take precedence.</text:p>
      <text:h text:style-name="Heading_20_2" text:outline-level="2">5.4 Including Log4C calls into your code </text:h>
      <text:h text:style-name="Heading_20_3" text:outline-level="3">5.4.1 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27">You may wish to do this in order, for example, to do some generic preparation of your logging messages. </text:p>
        </text:list-item>
        <text:list-item>
          <text:p text:style-name="P27">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27">Another reason might be that, Log4C being an external open source project, you may wish to make it easy to remove Log4C from your project, for fear of API stability, quality or licensing issues that may arise later in your project. </text:p>
          <text:p text:style-name="P27"/>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19">s<text:span text:style-name="log4c-code">tati</text:span>c LOG4C_INLINE void mylog_msg(char *catName,int a_priority, char *msg){</text:p>
      <text:p text:style-name="P19">#ifndef WITHOUT_LOG4C</text:p>
      <text:p text:style-name="P22">log4c_category_log(log4c_category_get(catName), a_priority, msg);</text:p>
      <text:p text:style-name="P19">#else</text:p>
      <text:p text:style-name="P22">printf(msg);</text:p>
      <text:p text:style-name="P19">#endif </text:p>
      <text:p text:style-name="P19">}</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19">mylog_msg("log4c.examples.helloworld", MYLOG_PRIORITY_ERROR, "Hello World!");</text:p>
      <text:p text:style-name="P19"/>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20"><text:span text:style-name="T6">MYLOG_MSG(MYLOG_PRIORITY_ERROR, "Hello World!")</text:span>;</text:p>
      <text:p text:style-name="P20"/>
      <text:p text:style-name="Text_20_body">but at the start of the helloworld.c file you define the category name to use, which is picked up by the MYLOG_MSG macro:</text:p>
      <text:p text:style-name="P19">#define MYLOG_CATEGORY_NAME "log4c.examples.helloworld"</text:p>
      <text:p text:style-name="P19"/>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log4c_category_get()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mylog_log() defined in mylog.h for way to do that. The code discussed above is included in helloworld-1.c and the file mylog.h. The full code of helloworld-1.c is included here for convenience:</text:p>
      <text:p text:style-name="Text_20_body"/>
      <text:p text:style-name="P19">#include &lt;stdio.h&gt;</text:p>
      <text:p text:style-name="P19">#define MYLOG_CATEGORY_NAME "log4c.examples.helloworld"</text:p>
      <text:p text:style-name="P19">#include "mylog.h"</text:p>
      <text:p text:style-name="P19">int main(int argc, char** argv){</text:p>
      <text:p text:style-name="P19">int rc = 0;</text:p>
      <text:p text:style-name="P19">if (mylog_init()){</text:p>
      <text:p text:style-name="P22">printf("mylog_init() failed");</text:p>
      <text:p text:style-name="P22">rc = 1; </text:p>
      <text:p text:style-name="P19">}else{</text:p>
      <text:p text:style-name="P22">MYLOGMSG(LOG4C_PRIORITY_ERROR, "Hello World!");</text:p>
      <text:p text:style-name="P22">/* Explicitly call the log4c cleanup routine */</text:p>
      <text:p text:style-name="P22">if ( mylog_fini()){</text:p>
      <text:p text:style-name="P23">printf("mylog_fini() failed");</text:p>
      <text:p text:style-name="P23">rc = 1;</text:p>
      <text:p text:style-name="P22">}</text:p>
      <text:p text:style-name="P19">}</text:p>
      <text:p text:style-name="P19">return rc;</text:p>
      <text:p text:style-name="P19">}</text:p>
      <text:h text:style-name="Heading_20_3" text:outline-level="3">5.4.2 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log4c_category_fatal(), log4c_category_error()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og4c_category_is_priority_enabled() function.</text:p>
      <text:p text:style-name="Text_20_body"/>
      <text:p text:style-name="Text_20_body">Browse the documentation and examples and tests source to see other usage of the Log4C API.</text:p>
      <text:h text:style-name="Heading_20_3" text:outline-level="3">5.4.3 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5.4.3.1 Why Log4C is not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 snot satisfy this:</text:p>
      <text:list text:style-name="L7">
        <text:list-item>
          <text:p text:style-name="P28"><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28"><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28">Readonly type Log4C calls like log4c_category_is_priority_enabled() and so on are MT safe between themselves and calls to logging functions like log4c_category_log() but are not MT safe with respect to log4c_init() and log4c_fini().</text:p>
        </text:list-item>
        <text:list-item>
          <text:p text:style-name="P28">Issues related to lazy creation and intialization of objects.</text:p>
        </text:list-item>
        <text:list-item>
          <text:p text:style-name="P29">Lookup and creation type calls like log4c_category_get(), log4c_appender_get() , log4c_layout_get() and so on are not MT safe, even between themselves. The problem is that if two threads call log4c_category_get() a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29">Calls to log4c_category_log() are not MT safe when called on teh same categories. The problem is that log4c_category_log() eventually calls log4c_appender_append() to log the message. However, if the appender has not already been opened then it calls log4c_appender_open(), which is not MT safe. The result could be that the two threads will to open the appender at the same time which will give rise to undefined behavior.</text:p>
          <text:p text:style-name="P29"/>
        </text:list-item>
      </text:list>
      <text:p text:style-name="Text_20_body">The calls to the currently support basic and dated layouts all work in the context of a logging event object which is allocated by the log4c_category_log() call on the stack. Thus the current usage of the layout interface is in fact MT-safe.</text:p>
      <text:h text:style-name="Heading_20_4" text:outline-level="4">5.4.3.2 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30">perform the initialization of Log4C and the creation and intialization of all the log4C logging objects before before starting up the multiple threads that call Log4C.</text:p>
        </text:list-item>
      </text:list>
      <text:p text:style-name="P31">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2">A way to do that could be to provide an option 'call open at init time' in the configuration file.</text:p>
        </text:list-item>
        <text:list-item>
          <text:p text:style-name="P32">Provide a function like log4c_appender_open_all() that would call open on all appenders in Log4C. This way the application writer could call that routine to explicity open all the appenders and avoid race conditions as various threads try to open them. </text:p>
        </text:list-item>
        <text:list-item>
          <text:p text:style-name="P32">A third solution would be that log4c guarantees that the open call on an appender is called only once in a critical section.</text:p>
        </text:list-item>
      </text:list>
      <text:list text:style-name="L8" text:continue-numbering="true">
        <text:list-item>
          <text:p text:style-name="P30">Ensure that there are no logging calls in flight when log4c_fini() is called.</text:p>
        </text:list-item>
      </text:list>
      <text:h text:style-name="Heading_20_1" text:outline-level="1">6 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5">category</text:span>, <text:span text:style-name="T5">appender</text:span>, <text:span text:style-name="T5">layout</text:span> and <text:span text:style-name="T5">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19">init_examples_lib();</text:p>
      <text:p text:style-name="P19"/>
      <text:p text:style-name="Text_20_body">This function is defining some new appender and layout types that can be accessed in the configuration file or programatically. It eventually calls <text:span text:style-name="T6">init_example_appenders()</text:span>. A key code snippet from that file looks like this:</text:p>
      <text:p text:style-name="Text_20_body"/>
      <text:p text:style-name="P19">static const log4c_appender_type_t * const appender_types[] = {</text:p>
      <text:p text:style-name="P19">#ifdef HAVE_SYSLOG_H</text:p>
      <text:p text:style-name="P33">&amp;log4c_appender_type_syslog_local0,</text:p>
      <text:p text:style-name="P33">&amp;log4c_appender_type_syslog_user,</text:p>
      <text:p text:style-name="P19">#endif </text:p>
      <text:p text:style-name="P19">&amp;log4c_appender_type_s13_file,</text:p>
      <text:p text:style-name="P19">&amp;log4c_appender_type_s13_stderr</text:p>
      <text:p text:style-name="P19">};</text:p>
      <text:p text:style-name="P19">static size_t nappender_types = </text:p>
      <text:p text:style-name="P19">sizeof(appender_types) / sizeof(appender_types[0]);</text:p>
      <text:p text:style-name="P19">int init_example_appenders(){</text:p>
      <text:p text:style-name="P19">int rc = 0; int i = 0;</text:p>
      <text:p text:style-name="P19">for (i = 0; i &lt; nappender_types; i++) </text:p>
      <text:p text:style-name="P22">log4c_appender_type_set(appender_types[i]); </text:p>
      <text:p text:style-name="P19">return(rc); </text:p>
      <text:p text:style-name="P19">}</text:p>
      <text:p text:style-name="P19"/>
      <text:p text:style-name="Text_20_body">The key call is to the (somewhat badly named) <text:span text:style-name="T6">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6">log4c_appender_type_s13_file </text:span>type:</text:p>
      <text:p text:style-name="P16">/*******************************************************************************/</text:p>
      <text:p text:style-name="P16">/*</text:p>
      <text:p text:style-name="P16">* The log4c stderr adds a "[stderr] " in front of the message</text:p>
      <text:p text:style-name="P16">* it is logging. this one doesn't, and leaves the formatting</text:p>
      <text:p text:style-name="P16">* descisions up to the formatter</text:p>
      <text:p text:style-name="P16">*/</text:p>
      <text:p text:style-name="P16">static int s13_stderr_append(log4c_appender_t* this, const log4c_logging_event_t* a_event)</text:p>
      <text:p text:style-name="P16">{</text:p>
      <text:p text:style-name="P19">return fprintf(stderr, "%s\n", </text:p>
      <text:p text:style-name="P19">a_event-&gt;evt_rendered_msg);</text:p>
      <text:p text:style-name="P16">}</text:p>
      <text:p text:style-name="P16">static int s13_stderr_open(log4c_appender_t* this)</text:p>
      <text:p text:style-name="P16">{</text:p>
      <text:p text:style-name="P19">/* fprintf (stderr,"running s13_stderr appender open command now\n"); */</text:p>
      <text:p text:style-name="P19">return 0;</text:p>
      <text:p text:style-name="P16">}</text:p>
      <text:p text:style-name="P16">const log4c_appender_type_t log4c_appender_type_s13_stderr = {</text:p>
      <text:p text:style-name="P34">"s13_stderr",</text:p>
      <text:p text:style-name="P34">s13_stderr_open,</text:p>
      <text:p text:style-name="P34">13_stderr_append,</text:p>
      <text:p text:style-name="P34">NULL,</text:p>
      <text:p text:style-name="P16">};</text:p>
      <text:p text:style-name="P16">/*******************************************************************************/</text:p>
      <text:p text:style-name="Text_20_body">The <text:span text:style-name="T6">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6">s13_stderr".</text:span> It is this name that can be used either in the configuration file or programatically in the <text:span text:style-name="T6">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text:p>
      <text:h text:style-name="Heading_20_1" text:outline-level="1">7 Troubleshooting and debugging</text:h>
      <text:p text:style-name="P11">If you have run configure with the –enable-debug option then by setting the environment variables SD_DEBUG and SD_ERROR to the value “1” you should see some useful internal Log4C trace messages.</text:p>
      <text:h text:style-name="Heading_20_1" text:outline-level="1">8 References</text:h>
      <text:p text:style-name="P11"><text:a xlink:type="simple" xlink:href="http://log4c.sf.net/">http://log4c.sf.net/</text:a> This SourceForge site is now the main log4c site.</text:p>
      <text:p text:style-name="P11"><text:a xlink:type="simple" xlink:href="http://expat.sourceforge.net/">http://expat.sourceforge.net/</text:a></text:p>
      <text:p text:style-name="P11"><text:a xlink:type="simple" xlink:href="http://gcc.gnu.org/">http://gcc.gnu.org</text:a></text:p>
      <text:p text:style-name="P11"><text:a xlink:type="simple" xlink:href="http://www.sunfreeware.com/">http://www.sunfreeware.com/</text:a></text:p>
      <text:p text:style-name="P11"><text:a xlink:type="simple" xlink:href="http://hpux.connect.org.uk/">http://hpux.connect.org.uk/</text:a></text:p>
      <text:p text:style-name="P11"><text:a xlink:type="simple" xlink:href="http://sourceforge.net/mailarchive/forum.php?forum_id=9231">Log4c developer mailing list </text:a></text:p>
      <text:p text:style-name="P11"><text:a xlink:type="simple" xlink:href="http://jefficus.usask.ca/article.php?story=20040613140849924">Nice 'How to get developing with log4c' article</text:a></text:p>
      <text:p text:style-name="P11"><text:a xlink:type="simple" xlink:href="http://en.wikipedia.org/wiki/Log4j">Log4j</text:a></text:p>
      <text:p text:style-name="P11"><text:a xlink:type="simple" xlink:href="http://pantheios.org/">Pantheios - "The C++ Logging Sweetspot"</text:a></text:p>
      <text:p text:style-name="P11"><text:a xlink:type="simple" xlink:href="http://sourceforge.net/projects/log4cpp/">http://sourceforge.net/projects/log4cpp/</text: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1" svg:font-family="'Arial Unicode MS'"/>
    <style:font-face style:name="Courier" svg:font-family="Courier, monospace"/>
    <style:font-face style:name="HG Mincho Light J1"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1" style:font-size-asian="14pt" style:font-style-asian="italic" style:font-weight-asian="bold" style:font-name-complex="Arial Unicode MS1"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1" style:font-size-asian="14pt" style:font-weight-asian="bold" style:font-name-complex="Arial Unicode MS1"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1" style:font-size-asian="11pt" style:font-style-asian="italic" style:font-weight-asian="bold" style:font-name-complex="Arial Unicode MS1"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08T01:26:28</dc:date>
    <dc:language>en-US</dc:language>
    <meta:editing-cycles>7</meta:editing-cycles>
    <meta:editing-duration>PT2H27M37S</meta:editing-duration>
    <meta:user-defined meta:name="Info 1"/>
    <meta:user-defined meta:name="Info 2"/>
    <meta:user-defined meta:name="Info 3"/>
    <meta:user-defined meta:name="Info 4"/>
    <meta:document-statistic meta:table-count="1" meta:image-count="0" meta:object-count="0" meta:page-count="19" meta:paragraph-count="348" meta:word-count="6318" meta:character-count="38580"/>
  </office:meta>
</office:document-meta>
</file>